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4.102cm" table:align="left" style:writing-mode="lr-tb"/>
    </style:style>
    <style:style style:name="Taula1.A" style:family="table-column">
      <style:table-column-properties style:column-width="3.399cm"/>
    </style:style>
    <style:style style:name="Taula1.B" style:family="table-column">
      <style:table-column-properties style:column-width="3.401cm"/>
    </style:style>
    <style:style style:name="Taula1.D" style:family="table-column">
      <style:table-column-properties style:column-width="3.903cm"/>
    </style:style>
    <style:style style:name="P1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127622" loext:opacity="100%" style:text-line-through-style="none" style:text-line-through-type="none" style:font-name="Liberation Serif" fo:font-size="14pt" fo:font-style="italic" style:text-underline-style="none" fo:font-weight="normal" style:text-blinking="false" fo:background-color="transparen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14797e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officeooo:rsid="0014797e" officeooo:paragraph-rsid="0014797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A"/>
        <table:table-column table:style-name="Taula1.D"/>
        <table:table-row>
          <table:table-cell table:number-columns-spanned="4" office:value-type="string">
            <text:p text:style-name="P1">Tipus de Llicències de Software</text:p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2"><text:span text:style-name="T1">CopyRight</text:span></text:p>
            <text:p text:style-name="P2"><text:span text:style-name="T1">Propietari</text:span></text:p>
            <text:p text:style-name="P2"><text:span text:style-name="T1">Freeware</text:span></text:p>
            <text:p text:style-name="P2"><text:span text:style-name="T1">Shareware</text:span></text:p>
            <text:p text:style-name="P2"><text:span text:style-name="T1">Freemium</text:span></text:p>
            <text:p text:style-name="P2"><text:span text:style-name="T1">Trade secret</text:span></text:p>
            <text:p text:style-name="P2"><text:span text:style-name="T2">… …</text:span></text:p>
          </table:table-cell>
          <table:table-cell office:value-type="string">
            <text:p text:style-name="P2"><text:span text:style-name="T2"><text:s/></text:span><text:span text:style-name="T1">Copyleft</text:span></text:p>
            <text:p text:style-name="P2"><text:span text:style-name="T2"><text:s/></text:span><text:span text:style-name="T1">FreeSoftware</text:span></text:p>
            <text:p text:style-name="P2"><text:span text:style-name="T2"><text:s/>… </text:span></text:p>
            <text:p text:style-name="P2"><text:span text:style-name="T2"><text:s/>… </text:span></text:p>
            <text:p text:style-name="P2"><text:span text:style-name="T2"><text:s/>… </text:span></text:p>
            <text:p text:style-name="P2"><text:span text:style-name="T2"><text:s/>… </text:span></text:p>
            <text:p text:style-name="P4"><text:span text:style-name="T2"><text:s/>···</text:span></text:p>
          </table:table-cell>
          <table:table-cell office:value-type="string">
            <text:p text:style-name="P2"><text:span text:style-name="T2"><text:s/></text:span><text:span text:style-name="T1">Open Source</text:span></text:p>
            <text:p text:style-name="P2"><text:span text:style-name="T2"><text:s/></text:span><text:span text:style-name="T1">Apache</text:span></text:p>
            <text:p text:style-name="P3"><text:span text:style-name="T1">MIT</text:span></text:p>
            <text:p text:style-name="P3"><text:span text:style-name="T1">BSD</text:span></text:p>
            <text:p text:style-name="P3"><text:span text:style-name="T1">GNU</text:span></text:p>
            <text:p text:style-name="P2"><text:span text:style-name="T1">Mozilla</text:span><text:span text:style-name="T2"> </text:span></text:p>
            <text:p text:style-name="P2"><text:span text:style-name="T2"><text:s/></text:span><text:span text:style-name="T1">Academic</text:span><text:span text:style-name="T2"> </text:span></text:p>
          </table:table-cell>
          <table:table-cell office:value-type="string">
            <text:p text:style-name="P2"><text:span text:style-name="T2"><text:s/></text:span><text:span text:style-name="T1">Creative Common</text:span></text:p>
            <text:p text:style-name="P2"><text:span text:style-name="T2"><text:s/></text:span><text:span text:style-name="T1">CC BY</text:span></text:p>
            <text:p text:style-name="P3"><text:span text:style-name="T1">CC BY-SA</text:span></text:p>
            <text:p text:style-name="P3"><text:span text:style-name="T1">CC BY-NC</text:span></text:p>
            <text:p text:style-name="P2"><text:span text:style-name="T1">CC BY-NC-SA</text:span></text:p>
            <text:p text:style-name="P2"><text:span text:style-name="T1">CC BY-ND</text:span></text:p>
            <text:p text:style-name="P3"><text:span text:style-name="T1">CC BY-NC-N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04:09.687239944</meta:creation-date>
    <dc:date>2022-12-19T09:39:31.097442546</dc:date>
    <meta:editing-duration>PT4M29S</meta:editing-duration>
    <meta:editing-cycles>1</meta:editing-cycles>
    <meta:document-statistic meta:table-count="1" meta:image-count="0" meta:object-count="0" meta:page-count="1" meta:paragraph-count="29" meta:word-count="43" meta:character-count="242" meta:non-whitespace-character-count="210"/>
    <meta:generator>LibreOffice/7.3.6.2$Linux_X86_64 LibreOffice_project/30$Build-2</meta:generator>
  </office:meta>
</office:document-meta>
</file>